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ONDON HERNANDEZ, VICTOR JESU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MOQUEGU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2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ONDON HERNANDEZ VICTOR JESU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2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17:05:0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